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00d2e5" officeooo:paragraph-rsid="0000d2e5" style:font-size-asian="14pt" style:font-size-complex="14pt"/>
    </style:style>
    <style:style style:name="P2" style:family="paragraph" style:parent-style-name="Standard">
      <style:text-properties style:font-name="Nimbus Sans L" fo:font-size="14pt" fo:font-weight="bold" officeooo:rsid="0000d2e5" officeooo:paragraph-rsid="0000d2e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ÖRVERSTEHEN „Singles“ </text:p>
      <text:p text:style-name="P1"/>
      <text:p text:style-name="P1">Wann kann man glücklich Single sein? Was sind die Vorteile?</text:p>
      <text:p text:style-name="P1"/>
      <text:p text:style-name="P1"/>
      <text:p text:style-name="P1">Wer ist Kathrin Bauernfeind?</text:p>
      <text:p text:style-name="P1"/>
      <text:p text:style-name="P1"/>
      <text:p text:style-name="P1">Warum denken Menschen, dass Singles nicht glücklich sein können?</text:p>
      <text:p text:style-name="P1"/>
      <text:p text:style-name="P1"/>
      <text:p text:style-name="P1">Sind Singles einsam?</text:p>
      <text:p text:style-name="P1"/>
      <text:p text:style-name="P1"/>
      <text:p text:style-name="P1">Was bedeutet „Menschen sind Herdentiere“?</text:p>
      <text:p text:style-name="P1"/>
      <text:p text:style-name="P1"/>
      <text:p text:style-name="P1">Was können Gründe sein, Single werden, sein oder bleiben zu können?</text:p>
      <text:p text:style-name="P1"/>
      <text:p text:style-name="P1"/>
      <text:p text:style-name="P1">Wie kann man herausfinden, was man will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22:48:47.733102523</meta:creation-date>
    <dc:date>2021-08-24T23:04:58.458044079</dc:date>
    <meta:editing-duration>PT4M40S</meta:editing-duration>
    <meta:editing-cycles>1</meta:editing-cycles>
    <meta:document-statistic meta:table-count="0" meta:image-count="0" meta:object-count="0" meta:page-count="1" meta:paragraph-count="8" meta:word-count="51" meta:character-count="342" meta:non-whitespace-character-count="298"/>
    <meta:generator>LibreOffice/5.1.6.2$Linux_X86_64 LibreOffice_project/10m0$Build-2</meta:generator>
  </office:meta>
</office:document-meta>
</file>